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Abyssinica SIL" fo:font-size="12pt" fo:font-style="normal" fo:font-weight="normal" officeooo:rsid="000a0dfc" officeooo:paragraph-rsid="000afef1"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200%" fo:text-align="start" style:justify-single-word="false"/>
      <style:text-properties style:font-name="Abyssinica SIL" fo:font-size="12pt" fo:font-style="normal" fo:font-weight="normal" officeooo:rsid="000a0dfc" officeooo:paragraph-rsid="000b4b91"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200%" fo:text-align="center" style:justify-single-word="false"/>
      <style:text-properties style:font-name="Abyssinica SIL" fo:font-size="12pt" fo:font-style="normal" fo:font-weight="normal" officeooo:rsid="000a0dfc" officeooo:paragraph-rsid="000afef1"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200%" fo:text-align="start" style:justify-single-word="false"/>
      <style:text-properties style:font-name="Abyssinica SIL" fo:font-size="12pt" fo:font-style="normal" fo:font-weight="normal" officeooo:rsid="000b4b91" officeooo:paragraph-rsid="000b4b91"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200%" fo:text-align="start" style:justify-single-word="false"/>
      <style:text-properties style:font-name="Abyssinica SIL" fo:font-size="12pt" fo:font-style="normal" fo:font-weight="normal" officeooo:rsid="000b4b91" officeooo:paragraph-rsid="000ebeb8"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200%" fo:text-align="start" style:justify-single-word="false"/>
      <style:text-properties style:font-name="Abyssinica SIL" fo:font-size="12pt" fo:font-style="normal" fo:font-weight="normal" officeooo:rsid="000ebeb8" officeooo:paragraph-rsid="000ebeb8"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200%" fo:text-align="center" style:justify-single-word="false"/>
      <style:text-properties style:font-name="Abyssinica SIL" fo:font-size="12pt" fo:font-style="normal" fo:font-weight="bold" officeooo:rsid="000ebeb8" officeooo:paragraph-rsid="000ebeb8" style:font-size-asian="12pt" style:font-style-asian="normal" style:font-weight-asian="bold" style:font-size-complex="12pt" style:font-style-complex="normal" style:font-weight-complex="bold"/>
    </style:style>
    <style:style style:name="P8" style:family="paragraph" style:parent-style-name="Standard">
      <style:paragraph-properties fo:line-height="200%" fo:text-align="center" style:justify-single-word="false"/>
      <style:text-properties style:font-name="Abyssinica SIL" fo:font-size="12pt" fo:font-style="normal" fo:font-weight="bold" officeooo:rsid="000f670a" officeooo:paragraph-rsid="000f670a" style:font-size-asian="12pt" style:font-style-asian="normal" style:font-weight-asian="bold" style:font-size-complex="12pt" style:font-style-complex="normal" style:font-weight-complex="bold"/>
    </style:style>
    <style:style style:name="P9" style:family="paragraph" style:parent-style-name="Standard">
      <style:paragraph-properties fo:line-height="200%" fo:text-align="center" style:justify-single-word="false"/>
      <style:text-properties style:font-name="Abyssinica SIL" fo:font-size="12pt" fo:font-style="italic" fo:font-weight="normal" officeooo:rsid="000ebeb8" officeooo:paragraph-rsid="000ebeb8" style:font-size-asian="12pt" style:font-style-asian="italic" style:font-weight-asian="normal" style:font-size-complex="12pt" style:font-style-complex="italic" style:font-weight-complex="normal"/>
    </style:style>
    <style:style style:name="P10" style:family="paragraph" style:parent-style-name="Standard">
      <style:paragraph-properties fo:line-height="200%" fo:text-align="center" style:justify-single-word="false">
        <style:tab-stops>
          <style:tab-stop style:position="6.6898in"/>
        </style:tab-stops>
      </style:paragraph-properties>
      <style:text-properties style:font-name="Abyssinica SIL" fo:font-size="12pt" fo:font-style="italic" fo:font-weight="normal" officeooo:rsid="000ebeb8" officeooo:paragraph-rsid="000ebeb8" style:font-size-asian="12pt" style:font-style-asian="italic" style:font-weight-asian="normal" style:font-size-complex="12pt" style:font-style-complex="italic" style:font-weight-complex="normal"/>
    </style:style>
    <style:style style:name="P11" style:family="paragraph" style:parent-style-name="Standard">
      <style:paragraph-properties fo:line-height="200%" fo:text-align="center" style:justify-single-word="false"/>
      <style:text-properties style:font-name="Abyssinica SIL" fo:font-size="16pt" fo:font-style="normal" fo:font-weight="bold" officeooo:rsid="000a0dfc" officeooo:paragraph-rsid="000a0dfc" style:font-size-asian="16pt" style:font-style-asian="normal" style:font-weight-asian="bold" style:font-size-complex="16pt" style:font-style-complex="normal" style:font-weight-complex="bold"/>
    </style:style>
    <style:style style:name="T1" style:family="text">
      <style:text-properties style:text-position="super 58%" officeooo:rsid="000afef1"/>
    </style:style>
    <style:style style:name="T2" style:family="text">
      <style:text-properties officeooo:rsid="000afef1"/>
    </style:style>
    <style:style style:name="T3" style:family="text">
      <style:text-properties officeooo:rsid="000b4b91"/>
    </style:style>
    <style:style style:name="T4" style:family="text">
      <style:text-properties officeooo:rsid="000ebeb8"/>
    </style:style>
    <style:style style:name="T5" style:family="text">
      <style:text-properties fo:font-weight="bold" style:font-weight-asian="bold" style:font-weight-complex="bold"/>
    </style:style>
    <style:style style:name="T6" style:family="text">
      <style:text-properties fo:font-weight="bold" officeooo:rsid="000ebeb8" style:font-weight-asian="bold" style:font-weight-complex="bold"/>
    </style:style>
    <style:style style:name="T7" style:family="text">
      <style:text-properties officeooo:rsid="001005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ostmoderism</text:p>
      <text:p text:style-name="P2"><text:tab/><text:span text:style-name="T3">Post-modernism, typically viewed as being a subset of Marxist or Neo-Marxist thinking, is a core philosophical framework held by numerous academics, especially in the humanities, arts, social sciences and women's studies, ethnic studies and other activist disciplines. The funding of these activist disciplines as well as a lack of significant consequences to influential academics teaching that Western civilization is flawed to the point where the Marxist Utopian system, with the proper individual in charge to facilitate towards to the worker's utopia, should not only be striven towards, but in many cases, a cultural rebellion / revolution is necessary to change the fundamental way society is constructed to achieve these goals. </text:span></text:p>
      <text:p text:style-name="P4"><text:tab/>In the following chapter, the origins of modernism and postmodernism will be discussed in detail, with specific philosophers takes on each presented in an unbiased way. After setting the foundation, postmodernism will be discussed as it relates to the following:</text:p>
      <text:p text:style-name="P5">(1) Changes in socio-cultural attitudes in general.</text:p>
      <text:p text:style-name="P5">(2) Anti-fascist movements in the United States and where appropriate, throughout history and in present-day conflicts throughout the world.</text:p>
      <text:p text:style-name="P3"><text:span text:style-name="T5"><text:tab/></text:span><text:span text:style-name="T6">Pre-Modern &amp; Modern Philosophy</text:span><text:tab/></text:p>
      <text:p text:style-name="P1"><text:tab/>Pre-modern thought has its roots in mysticism and/or faith. Given the focus of this book on a movement within a Western culture, the most immediate and significant influences to pre-modern thought prior to Descartes and Bacon were the church and the state. Human nature under this perspective focused on God's will and original sin. <text:soft-page-break/>Feudalism was the political system. <text:span text:style-name="T2">Having a different philosophical viewpoint may be punishable by the church or state. The individual was subordinate to the collective and had little value outside of the system which the individual existed.</text:span><text:line-break/><text:tab/><text:span text:style-name="T2">In contrast with pre-m</text:span>odern thinkers, <text:span text:style-name="T3">Modern philosophers viewed </text:span>the world in naturalist and objective terms, focusing on experience and de<text:span text:style-name="T2">ductive reasonings. Modern thinkers focus on the individual as a unit of reality, an individual's sovereignty and the human capacity to form one's own character. Feudal subordination was rejected in favor of systems which promoted the individual's ability to effect change in society. The founding fathers of the United States were modern thinkers who incorporated Judeo-Christian values with modernist concepts of personal autonomy and individual sovereignty.</text:span></text:p>
      <text:p text:style-name="P7">Rationalism</text:p>
      <text:p text:style-name="P10">Rene Descartes</text:p>
      <text:p text:style-name="P7">Empiricism</text:p>
      <text:p text:style-name="P9">John Locke</text:p>
      <text:p text:style-name="P7">Counter-Enlightenment Period</text:p>
      <text:p text:style-name="P6"><text:tab/>Conflicts arose against Enlightenment-era philosophers and a competing school of philosophers who objected to the potential negative implications on the rationalist approach of Descartes and the empiricist approach of Locke.</text:p>
      <text:p text:style-name="P7">Postmodernism</text:p>
      <text:p text:style-name="P1"><text:tab/><text:span text:style-name="T4">Modern-day postmodern thought emerged in the late 19</text:span><text:span text:style-name="T1">th</text:span><text:span text:style-name="T2"> century in direct opposition to modern thought. Postmodern thought is anti-realist, meaning it is impossible to speak meaningfully about an independent existing reality, and substitutes </text:span><text:soft-page-break/><text:span text:style-name="T2">social-lingustic constructionist accounts of reality. Postmodernism attacks the essential philosophical tenants of modernism, given the perspective of postmodernists that these exact tenants are used as a way to keep the powerful (the oppressors) in power and the oppressed under their control.</text:span></text:p>
      <text:p text:style-name="P1"><text:tab/><text:span text:style-name="T2">Subjectivity is key to postmodernism.</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12:56:49.582389851</meta:creation-date>
    <dc:date>2017-06-30T11:30:50.566602778</dc:date>
    <meta:editing-duration>PT21H16M39S</meta:editing-duration>
    <meta:editing-cycles>5</meta:editing-cycles>
    <meta:generator>LibreOffice/4.2.8.2$Linux_X86_64 LibreOffice_project/420m0$Build-2</meta:generator>
    <meta:document-statistic meta:table-count="0" meta:image-count="0" meta:object-count="0" meta:page-count="3" meta:paragraph-count="16" meta:word-count="475" meta:character-count="3297" meta:non-whitespace-character-count="2828"/>
  </office:meta>
</office:document-meta>
</file>